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C000003F4118DB3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irst_20_line_20_indent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First_20_line_20_indent">
      <style:paragraph-properties fo:line-height="150%" fo:text-align="justify" style:justify-single-word="false" fo:text-indent="0cm" style:auto-text-indent="false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2b6f6f"/>
    </style:style>
    <style:style style:name="P6" style:family="paragraph" style:parent-style-name="Text_20_body">
      <style:paragraph-properties fo:line-height="150%"/>
      <style:text-properties officeooo:paragraph-rsid="00169f13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f1650" officeooo:paragraph-rsid="000f1650"/>
    </style:style>
    <style:style style:name="P9" style:family="paragraph" style:parent-style-name="List">
      <style:paragraph-properties fo:line-height="150%"/>
      <style:text-properties officeooo:rsid="00302f7a" officeooo:paragraph-rsid="00302f7a"/>
    </style:style>
    <style:style style:name="P10" style:family="paragraph" style:parent-style-name="First_20_line_20_indent">
      <style:paragraph-properties fo:line-height="150%" fo:text-align="justify" style:justify-single-word="false" fo:text-indent="0cm" style:auto-text-indent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/>
      <style:text-properties fo:color="#ffffff" loext:opacity="100%"/>
    </style:style>
    <style:style style:name="P15" style:family="paragraph" style:parent-style-name="Heading_20_2">
      <style:paragraph-properties fo:line-height="150%"/>
      <style:text-properties officeooo:paragraph-rsid="00169f13"/>
    </style:style>
    <style:style style:name="P16" style:family="paragraph" style:parent-style-name="Heading_20_2">
      <style:paragraph-properties fo:line-height="150%"/>
    </style:style>
    <style:style style:name="P17" style:family="paragraph" style:parent-style-name="Heading_20_3">
      <style:paragraph-properties fo:line-height="150%"/>
    </style:style>
    <style:style style:name="P18" style:family="paragraph" style:parent-style-name="List" style:list-style-name="L1">
      <style:paragraph-properties fo:line-height="150%"/>
    </style:style>
    <style:style style:name="P19" style:family="paragraph" style:parent-style-name="Text_20_body">
      <style:paragraph-properties fo:line-height="150%"/>
      <style:text-properties officeooo:rsid="000b8d64"/>
    </style:style>
    <style:style style:name="P20" style:family="paragraph" style:parent-style-name="Text_20_body" style:master-page-name="First_20_Page">
      <style:paragraph-properties style:page-number="auto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line-height="150%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48fbdd"/>
    </style:style>
    <style:style style:name="P24" style:family="paragraph">
      <loext:graphic-properties draw:fill-color="#ffffff"/>
    </style:style>
    <style:style style:name="P25" style:family="paragraph">
      <loext:graphic-properties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9d02" style:font-weight-asian="bold" style:font-weight-complex="bold"/>
    </style:style>
    <style:style style:name="T3" style:family="text">
      <style:text-properties fo:font-weight="bold" officeooo:rsid="000d15ae" style:font-weight-asian="bold" style:font-weight-complex="bold"/>
    </style:style>
    <style:style style:name="T4" style:family="text">
      <style:text-properties fo:font-weight="bold" officeooo:rsid="000d21e7" style:font-weight-asian="bold" style:font-weight-complex="bold"/>
    </style:style>
    <style:style style:name="T5" style:family="text">
      <style:text-properties fo:font-weight="bold" officeooo:rsid="001ce327" style:font-weight-asian="bold" style:font-weight-complex="bold"/>
    </style:style>
    <style:style style:name="T6" style:family="text">
      <style:text-properties fo:font-weight="bold" officeooo:rsid="00269d28" style:font-weight-asian="bold" style:font-weight-complex="bold"/>
    </style:style>
    <style:style style:name="T7" style:family="text">
      <style:text-properties fo:font-weight="bold" officeooo:rsid="002758fd" style:font-weight-asian="bold" style:font-weight-complex="bold"/>
    </style:style>
    <style:style style:name="T8" style:family="text">
      <style:text-properties fo:font-weight="bold" officeooo:rsid="002b6f6f" style:font-weight-asian="bold" style:font-weight-complex="bold"/>
    </style:style>
    <style:style style:name="T9" style:family="text">
      <style:text-properties fo:font-weight="bold" officeooo:rsid="002cd117" style:font-weight-asian="bold" style:font-weight-complex="bold"/>
    </style:style>
    <style:style style:name="T10" style:family="text">
      <style:text-properties fo:font-weight="bold" officeooo:rsid="0048fbdd" style:font-weight-asian="bold" style:font-weight-complex="bold"/>
    </style:style>
    <style:style style:name="T11" style:family="text">
      <style:text-properties fo:font-weight="normal" officeooo:rsid="00049d02" style:font-weight-asian="normal" style:font-weight-complex="normal"/>
    </style:style>
    <style:style style:name="T12" style:family="text">
      <style:text-properties fo:font-weight="normal" officeooo:rsid="000d15ae" style:font-weight-asian="normal" style:font-weight-complex="normal"/>
    </style:style>
    <style:style style:name="T13" style:family="text">
      <style:text-properties fo:font-weight="normal" officeooo:rsid="000d21e7" style:font-weight-asian="normal" style:font-weight-complex="normal"/>
    </style:style>
    <style:style style:name="T14" style:family="text">
      <style:text-properties fo:font-weight="normal" officeooo:rsid="001ce327" style:font-weight-asian="normal" style:font-weight-complex="normal"/>
    </style:style>
    <style:style style:name="T15" style:family="text">
      <style:text-properties fo:font-weight="normal" officeooo:rsid="00269d28" style:font-weight-asian="normal" style:font-weight-complex="normal"/>
    </style:style>
    <style:style style:name="T16" style:family="text">
      <style:text-properties fo:font-weight="normal" officeooo:rsid="002758fd" style:font-weight-asian="normal" style:font-weight-complex="normal"/>
    </style:style>
    <style:style style:name="T17" style:family="text">
      <style:text-properties fo:font-weight="normal" officeooo:rsid="002b6f6f" style:font-weight-asian="normal" style:font-weight-complex="normal"/>
    </style:style>
    <style:style style:name="T18" style:family="text">
      <style:text-properties fo:font-weight="normal" officeooo:rsid="002cd117" style:font-weight-asian="normal" style:font-weight-complex="normal"/>
    </style:style>
    <style:style style:name="T19" style:family="text">
      <style:text-properties officeooo:rsid="000d15ae"/>
    </style:style>
    <style:style style:name="T20" style:family="text">
      <style:text-properties officeooo:rsid="000dc23d"/>
    </style:style>
    <style:style style:name="T21" style:family="text">
      <style:text-properties officeooo:rsid="0014b758"/>
    </style:style>
    <style:style style:name="T22" style:family="text">
      <style:text-properties officeooo:rsid="0028ce11"/>
    </style:style>
    <style:style style:name="T23" style:family="text">
      <style:text-properties officeooo:rsid="002b6f6f"/>
    </style:style>
    <style:style style:name="T24" style:family="text">
      <style:text-properties fo:color="#ffffff" loext:opacity="100%" officeooo:rsid="0044df7f"/>
    </style:style>
    <style:style style:name="T25" style:family="text">
      <style:text-properties fo:color="#ffffff" loext:opacity="100%" fo:font-size="80pt" fo:font-weight="bold" officeooo:rsid="0044df7f" style:font-size-asian="80pt" style:font-weight-asian="bold" style:font-size-complex="8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1.251cm" fo:min-width="1.46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2a6099" draw:fill-color="#2a6099" draw:textarea-horizontal-align="justify" draw:textarea-vertical-align="middle" draw:auto-grow-height="false" fo:min-height="0.905cm" fo:min-width="18.824cm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<text:span text:style-name="T25">OPEN SOURC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1"><text:a xlink:type="simple" xlink:href="#__RefHeading___Toc571_1556068427" text:style-name="Index_20_Link" text:visited-style-name="Index_20_Link">1 Definição<text:tab/>3</text:a></text:p>
          <text:p text:style-name="P11"><text:a xlink:type="simple" xlink:href="#__RefHeading___Toc2281_1556068427" text:style-name="Index_20_Link" text:visited-style-name="Index_20_Link">2 Exemplos famosos de softwares Open Source<text:tab/>4</text:a></text:p>
          <text:p text:style-name="P12"><text:a xlink:type="simple" xlink:href="#__RefHeading___Toc2283_1556068427" text:style-name="Index_20_Link" text:visited-style-name="Index_20_Link">2.1 Software Gráfico<text:tab/>4</text:a></text:p>
          <text:p text:style-name="P13"><text:a xlink:type="simple" xlink:href="#__RefHeading___Toc11269_1556068427" text:style-name="Index_20_Link" text:visited-style-name="Index_20_Link">2.1.1 GNU Image Manipulation Program – GIMP<text:tab/>4</text:a></text:p>
          <text:p text:style-name="P12"><text:a xlink:type="simple" xlink:href="#__RefHeading___Toc2285_1556068427" text:style-name="Index_20_Link" text:visited-style-name="Index_20_Link">2.2 Suíte de Escritório<text:tab/>4</text:a></text:p>
          <text:p text:style-name="P13"><text:a xlink:type="simple" xlink:href="#__RefHeading___Toc11271_1556068427" text:style-name="Index_20_Link" text:visited-style-name="Index_20_Link">2.2.1 LibreOffice<text:tab/>4</text:a></text:p>
          <text:p text:style-name="P12"><text:a xlink:type="simple" xlink:href="#__RefHeading___Toc2287_1556068427" text:style-name="Index_20_Link" text:visited-style-name="Index_20_Link">2.3 Sistema Gerenciador de Banco de Dados – SGBD<text:tab/>5</text:a></text:p>
          <text:p text:style-name="P13"><text:a xlink:type="simple" xlink:href="#__RefHeading___Toc11273_1556068427" text:style-name="Index_20_Link" text:visited-style-name="Index_20_Link">2.3.1 MariaDB<text:tab/>5</text:a></text:p>
          <text:p text:style-name="P11"><text:a xlink:type="simple" xlink:href="#__RefHeading___Toc573_1556068427" text:style-name="Index_20_Link" text:visited-style-name="Index_20_Link">3 Referências<text:tab/>6</text:a></text:p>
        </text:index-body>
      </text:table-of-content>
      <text:p text:style-name="Text_20_body"/>
      <text:p text:style-name="Text_20_body"/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3" draw:name="Forma 1" draw:style-name="gr1" draw:text-style-name="P24" svg:width="1.463cm" svg:height="1.251cm" svg:x="16.168cm" svg:y="1.254cm"><text:p/><draw:enhanced-geometry svg:viewBox="0 0 21600 21600" draw:type="rectangle" draw:enhanced-path="M 0 0 L 21600 0 21600 21600 0 21600 0 0 Z N"/></draw:custom-shape></text:p>
      <text:h text:style-name="P14" text:outline-level="1"><draw:custom-shape text:anchor-type="paragraph" draw:z-index="0" draw:name="Forma 2" draw:style-name="gr2" draw:text-style-name="P25" svg:width="18.92cm" svg:height="1.001cm" svg:x="-2.535cm" svg:y="-0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bookmark-start text:name="__RefHeading___Toc571_1556068427"/><text:soft-page-break/>Definição<text:bookmark-end text:name="__RefHeading___Toc571_1556068427"/></text:h>
      <text:p text:style-name="P2"><text:s text:c="229"/></text:p>
      <text:p text:style-name="P1">Open source, ou código aberto em português, é um termo que se refere a um modelo de desenvolvimento de software que permite o acesso ao código-fonte de um programa. Isso significa que qualquer pessoa pode visualizar, modificar e distribuir esse código.</text:p>
      <text:p text:style-name="P1">O movimento open source promove a colaboração e o compartilhamento de conhecimento. Ele permite que desenvolvedores de diferentes partes do mundo colaborem para aprimorar um software. Quando mais olhos revisam o código, maiores são as chances de identificar bugs e vulnerabilidades, resultando em software mais seguro e confiável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1"><text:bookmark-start text:name="__RefHeading___Toc2281_1556068427"/><text:soft-page-break/>Exemplos <text:span text:style-name="T20">famosos de </text:span><text:span text:style-name="T21">s</text:span><text:span text:style-name="T20">oftwares Open Source</text:span><text:bookmark-end text:name="__RefHeading___Toc2281_1556068427"/></text:h>
      <text:p text:style-name="P19"/>
      <text:h text:style-name="P15" text:outline-level="2"><draw:custom-shape text:anchor-type="paragraph" draw:z-index="1" draw:name="Forma 3" draw:style-name="gr2" draw:text-style-name="P25" svg:width="18.92cm" svg:height="1.001cm" svg:x="-2.535cm" svg:y="-2.4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bookmark-start text:name="__RefHeading___Toc2283_1556068427"/>Software Gráfico<text:bookmark-end text:name="__RefHeading___Toc2283_1556068427"/></text:h>
      <text:p text:style-name="P6"/>
      <text:h text:style-name="P17" text:outline-level="3"><text:bookmark-start text:name="__RefHeading___Toc11269_1556068427"/><text:span text:style-name="T19">GNU Image Manipulation Program – </text:span>GIMP<text:bookmark-end text:name="__RefHeading___Toc11269_1556068427"/></text:h>
      <text:p text:style-name="P7"/>
      <text:p text:style-name="P1">O GIMP (GNU Image Manipulation Program), ou em uma tradução livre ao Português (Programa de Manipulação de Imagem do GNU), é um programa de software livre voltado para criação e edição de imagens bitmap.</text:p>
      <text:p text:style-name="P1">Ele é adequado para várias tarefas de manipulação de imagens, incluindo retocar fotos, composição e construção de imagens. O GIMP fornece as ferramentas necessárias para a manipulação de alta qualidade de imagens. Desde o retoque até a restauração até composições criativas, o único limite é a sua imaginação.</text:p>
      <text:p text:style-name="P1"/>
      <text:h text:style-name="P15" text:outline-level="2"><text:bookmark-start text:name="__RefHeading___Toc2285_1556068427"/>Suíte de Escritório<text:bookmark-end text:name="__RefHeading___Toc2285_1556068427"/></text:h>
      <text:p text:style-name="P6"/>
      <text:h text:style-name="P17" text:outline-level="3"><text:bookmark-start text:name="__RefHeading___Toc11271_1556068427"/>LibreOffice<text:bookmark-end text:name="__RefHeading___Toc11271_1556068427"/></text:h>
      <text:p text:style-name="P7"/>
      <text:p text:style-name="P1">O LibreOffice é uma suíte de aplicativos livres e de código aberto para escritório disponível para Windows, Linux e macOS. Ele oferece um conjunto de aplicativos de produtividade, semelhantes ao Microsoft Office. Ele inclui programas para criar e editar documentos de texto, planilhas, apresentações, desenhos e até mesmo bancos de dados.</text:p>
      <text:p text:style-name="P1"/>
      <text:p text:style-name="P1">A suíte LibreOffice é composta pelos seguintes programas:</text:p>
      <text:list text:style-name="L1">
        <text:list-item>
          <text:p text:style-name="P18"><text:span text:style-name="T1">Writer</text:span>: É um processador de texto, semelhante ao Microsoft Word.</text:p>
        </text:list-item>
        <text:list-item>
          <text:p text:style-name="P18"><text:span text:style-name="T1">Calc</text:span>: É um programa de planilha eletrônica, semelhante ao Microsoft Excel.</text:p>
        </text:list-item>
        <text:list-item>
          <text:p text:style-name="P18"><text:soft-page-break/><text:span text:style-name="T1">Impress</text:span>: É um editor de apresentações, semelhante ao Microsoft PowerPoint.</text:p>
        </text:list-item>
        <text:list-item>
          <text:p text:style-name="P18"><text:span text:style-name="T1">Draw</text:span>: É um editor de desenhos e fluxogramas.</text:p>
        </text:list-item>
        <text:list-item>
          <text:p text:style-name="P18"><text:span text:style-name="T1">Base</text:span>: É um programa de banco de dados, semelhante ao Microsoft Access.</text:p>
        </text:list-item>
        <text:list-item>
          <text:p text:style-name="P18"><text:span text:style-name="T1">Math</text:span>: É um editor de fórmulas matemáticas.</text:p>
        </text:list-item>
      </text:list>
      <text:p text:style-name="P9"/>
      <text:h text:style-name="P16" text:outline-level="2"><text:bookmark-start text:name="__RefHeading___Toc2287_1556068427"/><text:span text:style-name="T22">Sistema Gerenciador de </text:span>Banco de Dados – <text:span text:style-name="T22">SGBD</text:span><text:bookmark-end text:name="__RefHeading___Toc2287_1556068427"/></text:h>
      <text:p text:style-name="P6"/>
      <text:h text:style-name="P17" text:outline-level="3"><text:bookmark-start text:name="__RefHeading___Toc11273_1556068427"/>MariaDB<text:bookmark-end text:name="__RefHeading___Toc11273_1556068427"/></text:h>
      <text:p text:style-name="P7"/>
      <text:p text:style-name="P1">MariaDB é um sistema de gerenciamento de banco de dados (SGBD) que surgiu como um fork do MySQL. Foi criado pelo próprio fundador do MySQL após sua aquisição pela Oracle.</text:p>
      <text:p text:style-name="P1">O MariaDB é um SGBD relacional (RDBMS - Relational Database Management System) e está disponível sob os termos da licença GPL v2. Ele é desenvolvido em C, C++, Perl, Bash e é multiplataforma, disponível para Windows, Linux <text:span text:style-name="T23">e</text:span> Mac OS.</text:p>
      <text:p text:style-name="P1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4" text:outline-level="1"><text:bookmark-start text:name="__RefHeading___Toc573_1556068427"/><text:soft-page-break/>Referências<text:bookmark-end text:name="__RefHeading___Toc573_1556068427"/></text:h>
      <text:p text:style-name="P23"><draw:custom-shape text:anchor-type="paragraph" draw:z-index="2" draw:name="Forma 4" draw:style-name="gr2" draw:text-style-name="P25" svg:width="18.92cm" svg:height="1.001cm" svg:x="-2.535cm" svg:y="-1.4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"/></text:p>
      <text:p text:style-name="P23"><text:span text:style-name="T10">B</text:span><text:span text:style-name="T5">ing</text:span><text:span text:style-name="T14">.</text:span><text:span text:style-name="T5"> </text:span><text:a xlink:type="simple" xlink:href="https://bing.com/search?q=descrição+do+LibreOffice" text:style-name="Internet_20_link" text:visited-style-name="Visited_20_Internet_20_Link">https://bing.com/search?q=descri%c3%a7%c3%a3o+do+LibreOffice</text:a>;</text:p>
      <text:p text:style-name="P5"><text:span text:style-name="T6">Bing</text:span><text:span text:style-name="T15">.</text:span><text:span text:style-name="T6"> </text:span><text:a xlink:type="simple" xlink:href="https://bing.com/search?q=programas+incluídos+na+suíte+LibreOffice" text:style-name="Internet_20_link" text:visited-style-name="Visited_20_Internet_20_Link">https://bing.com/search?q=programas+inclu%c3%addos+na+su%c3%adte+LibreOffice</text:a>;</text:p>
      <text:p text:style-name="P5"><text:span text:style-name="T5">Blog Mettzer</text:span><text:span text:style-name="T14">.</text:span><text:span text:style-name="T5"> </text:span><text:a xlink:type="simple" xlink:href="https://blog.mettzer.com/libreoffice/" text:style-name="Internet_20_link" text:visited-style-name="Visited_20_Internet_20_Link">https://blog.mettzer.com/libreoffice/</text:a>;</text:p>
      <text:p text:style-name="P5"><text:span text:style-name="T4">Documentação do </text:span><text:span text:style-name="T3">GIMP</text:span><text:span text:style-name="T12">.</text:span><text:span text:style-name="T3"> </text:span><text:a xlink:type="simple" xlink:href="https://docs.gimp.org/2.8/pt_BR/introduction.html" text:style-name="Internet_20_link" text:visited-style-name="Visited_20_Internet_20_Link">https://docs.gimp.org/2.8/pt_BR/introduction.html</text:a>;</text:p>
      <text:p text:style-name="P5"><text:span text:style-name="T6">Documentação do LibreOffice</text:span><text:span text:style-name="T15">.</text:span><text:span text:style-name="T6"> </text:span><text:a xlink:type="simple" xlink:href="https://pt-br.libreoffice.org/descubra/libreoffice/" text:style-name="Internet_20_link" text:visited-style-name="Visited_20_Internet_20_Link">https://pt-br.libreoffice.org/descubra/libreoffice/</text:a>;</text:p>
      <text:p text:style-name="P5"><text:span text:style-name="T7">Educa Mundo</text:span><text:span text:style-name="T16">.</text:span><text:span text:style-name="T7"> </text:span><text:a xlink:type="simple" xlink:href="https://www.educamundo.com.br/blog/libreoffice-nocoes-gerais/" text:style-name="Internet_20_link" text:visited-style-name="Visited_20_Internet_20_Link">https://www.educamundo.com.br/blog/libreoffice-nocoes-gerais/</text:a>;</text:p>
      <text:p text:style-name="P5"><text:span text:style-name="T4">GIMP</text:span><text:span text:style-name="T13">.</text:span><text:span text:style-name="T4"> </text:span><text:a xlink:type="simple" xlink:href="https://www.gimp.org/?lang=pt" text:style-name="Internet_20_link" text:visited-style-name="Visited_20_Internet_20_Link">https://www.gimp.org/?lang=pt</text:a>;</text:p>
      <text:p text:style-name="P4"><text:span text:style-name="T2">Olhar Digital</text:span><text:span text:style-name="T11">.</text:span><text:span text:style-name="T2"> </text:span><text:a xlink:type="simple" xlink:href="https://olhardigital.com.br/2023/08/25/internet-e-redes-sociais/open-source-o-que-e-o-que-significa-e-quais-as-principais-ferramentas/" text:style-name="Internet_20_link" text:visited-style-name="Visited_20_Internet_20_Link">https://olhardigital.com.br/2023/08/25/internet-e-redes-sociais/open-source-o-que-e-o-que-significa-e-quais-as-principais-ferramentas/</text:a>;</text:p>
      <text:p text:style-name="P5"><text:span text:style-name="T2">Red Hat</text:span><text:span text:style-name="T11">.</text:span><text:span text:style-name="T2"> </text:span><text:a xlink:type="simple" xlink:href="https://www.redhat.com/pt-br/topics/open-source/what-is-open-source" text:style-name="Internet_20_link" text:visited-style-name="Visited_20_Internet_20_Link">https://www.redhat.com/pt-br/topics/open-source/what-is-open-source</text:a>;</text:p>
      <text:p text:style-name="P5"><text:span text:style-name="T2">Tec Mundo</text:span><text:span text:style-name="T11">.</text:span><text:span text:style-name="T2"> </text:span><text:a xlink:type="simple" xlink:href="https://www.tecmundo.com.br/software/215130-open-source-funciona.htm" text:style-name="Internet_20_link" text:visited-style-name="Visited_20_Internet_20_Link">https://www.tecmundo.com.br/software/215130-open-source-funciona.htm</text:a>;</text:p>
      <text:p text:style-name="P5"><text:span text:style-name="T6">Você pergunta</text:span><text:span text:style-name="T15">.</text:span><text:span text:style-name="T6"> </text:span><text:a xlink:type="simple" xlink:href="https://vocepergunta.com/library/artigo/read/622321-quais-sao-os-programas-do-pacote-libreoffice" text:style-name="Internet_20_link" text:visited-style-name="Visited_20_Internet_20_Link">https://vocepergunta.com/library/artigo/read/622321-quais-sao-os-programas-do-pacote-libreoffice</text:a>;</text:p>
      <text:p text:style-name="P5"><text:span text:style-name="T3">Wikipédia</text:span><text:span text:style-name="T12">.</text:span><text:span text:style-name="T3"> </text:span><text:a xlink:type="simple" xlink:href="https://pt.wikipedia.org/wiki/GIMP" text:style-name="Internet_20_link" text:visited-style-name="Visited_20_Internet_20_Link">https://pt.wikipedia.org/wiki/GIMP</text:a>;</text:p>
      <text:p text:style-name="P5"><text:span text:style-name="T9">Wikipédia</text:span><text:span text:style-name="T18">.</text:span><text:span text:style-name="T9"> </text:span><text:a xlink:type="simple" xlink:href="https://pt.wikipedia.org/wiki/LibreOffice" text:style-name="Internet_20_link" text:visited-style-name="Visited_20_Internet_20_Link">https://pt.wikipedia.org/wiki/LibreOffice</text:a>;</text:p>
      <text:p text:style-name="P5"><text:span text:style-name="T8">Wikip</text:span><text:span text:style-name="T9">é</text:span><text:span text:style-name="T8">dia</text:span><text:span text:style-name="T17">.</text:span><text:span text:style-name="T8"> </text:span><text:a xlink:type="simple" xlink:href="https://pt.wikipedia.org/wiki/MariaDB" text:style-name="Internet_20_link" text:visited-style-name="Visited_20_Internet_20_Link">https://pt.wikipedia.org/wiki/MariaDB</text:a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Imagem_5f_opensource_5f_A4" draw:display-name="Imagem_opensource_A4" xlink:href="Pictures/10000001000002CC000003F4118DB3A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Imagem_5f_opensource_5f_A4" style:repeat="stretch" style:footnote-max-height="0cm" loext:margin-gutter="0cm">
        <style:background-image xlink:href="Pictures/10000001000002CC000003F4118DB3A5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Imagem_5f_opensource_5f_A4" style:repeat="stretch"/>
    </style:style>
  </office:automatic-styles>
  <office:master-styles>
    <style:master-page style:name="Standard" style:page-layout-name="Mpm1" draw:style-name="Mdp1">
      <style:footer>
        <text:p text:style-name="Footer_20_right"><text:page-number text:select-page="current">6</text:page-number></text:p>
      </style:footer>
      <style:footer-first>
        <text:p text:style-name="Footer_20_right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9T10:42:26.584000000</meta:creation-date>
    <meta:generator>LibreOffice/7.6.4.1$Windows_X86_64 LibreOffice_project/e19e193f88cd6c0525a17fb7a176ed8e6a3e2aa1</meta:generator>
    <dc:date>2024-06-09T17:03:50.818000000</dc:date>
    <meta:editing-duration>PT3H27M55S</meta:editing-duration>
    <meta:editing-cycles>56</meta:editing-cycles>
    <meta:print-date>2024-06-09T16:57:51.195000000</meta:print-date>
    <meta:printed-by>Arquivos PDF</meta:printed-by>
    <meta:document-statistic meta:table-count="0" meta:image-count="0" meta:object-count="0" meta:page-count="6" meta:paragraph-count="50" meta:word-count="487" meta:character-count="4017" meta:non-whitespace-character-count="3361"/>
  </office:meta>
</office:document-meta>
</file>